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29.69cm" table:align="left"/>
    </style:style>
    <style:style style:name="Tabla1.A" style:family="table-column">
      <style:table-column-properties style:column-width="13.688cm"/>
    </style:style>
    <style:style style:name="Tabla1.B" style:family="table-column">
      <style:table-column-properties style:column-width="7.705cm"/>
    </style:style>
    <style:style style:name="Tabla1.C" style:family="table-column">
      <style:table-column-properties style:column-width="8.297cm"/>
    </style:style>
    <style:style style:name="Tabla1.A1" style:family="table-cell">
      <style:table-cell-properties fo:padding="0cm" fo:border="none" style:writing-mode="page"/>
    </style:style>
    <style:style style:name="P1" style:family="paragraph" style:parent-style-name="Standard">
      <style:text-properties officeooo:paragraph-rsid="0009d38c"/>
    </style:style>
    <style:style style:name="P2" style:family="paragraph" style:parent-style-name="Standard">
      <style:text-properties fo:font-weight="bold" officeooo:paragraph-rsid="0009d38c" style:font-weight-asian="bold" style:font-weight-complex="bold"/>
    </style:style>
    <style:style style:name="P3" style:family="paragraph" style:parent-style-name="Standard">
      <style:text-properties fo:font-weight="bold" officeooo:rsid="001477ab" officeooo:paragraph-rsid="001477ab" style:font-weight-asian="bold" style:font-weight-complex="bold"/>
    </style:style>
    <style:style style:name="P4" style:family="paragraph" style:parent-style-name="Standard">
      <style:text-properties officeooo:rsid="000cca09" officeooo:paragraph-rsid="000cca09"/>
    </style:style>
    <style:style style:name="P5" style:family="paragraph" style:parent-style-name="Standard">
      <style:text-properties style:text-underline-style="solid" style:text-underline-width="auto" style:text-underline-color="font-color" officeooo:rsid="000cca09" officeooo:paragraph-rsid="000cca09"/>
    </style:style>
    <style:style style:name="P6" style:family="paragraph" style:parent-style-name="Standard">
      <style:text-properties style:text-underline-style="solid" style:text-underline-width="auto" style:text-underline-color="font-color" fo:font-weight="bold" officeooo:paragraph-rsid="0009d38c" style:font-weight-asian="bold" style:font-weight-complex="bold"/>
    </style:style>
    <style:style style:name="P7" style:family="paragraph" style:parent-style-name="Standard">
      <style:text-properties officeooo:rsid="00108266" officeooo:paragraph-rsid="00108266"/>
    </style:style>
    <style:style style:name="P8" style:family="paragraph" style:parent-style-name="Standard">
      <style:text-properties officeooo:paragraph-rsid="001655ab"/>
    </style:style>
    <style:style style:name="P9" style:family="paragraph" style:parent-style-name="Table_20_Contents">
      <style:text-properties officeooo:rsid="0009d38c" officeooo:paragraph-rsid="0009d38c"/>
    </style:style>
    <style:style style:name="P10" style:family="paragraph" style:parent-style-name="Table_20_Contents">
      <style:paragraph-properties fo:text-align="start" style:justify-single-word="false"/>
      <style:text-properties officeooo:paragraph-rsid="0009d38c"/>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paragraph-properties fo:text-align="start" style:justify-single-word="false"/>
      <style:text-properties fo:font-weight="bold" officeooo:rsid="0009d38c" officeooo:paragraph-rsid="0009d38c" style:font-weight-asian="bold" style:font-weight-complex="bold"/>
    </style:style>
    <style:style style:name="P13" style:family="paragraph" style:parent-style-name="Table_20_Contents">
      <style:text-properties officeooo:rsid="000cca09" officeooo:paragraph-rsid="000cca09"/>
    </style:style>
    <style:style style:name="P14" style:family="paragraph" style:parent-style-name="Table_20_Contents">
      <style:text-properties style:text-underline-style="solid" style:text-underline-width="auto" style:text-underline-color="font-color" officeooo:rsid="000cca09" officeooo:paragraph-rsid="000cca09"/>
    </style:style>
    <style:style style:name="P15" style:family="paragraph" style:parent-style-name="Table_20_Contents">
      <style:text-properties style:text-underline-style="none" officeooo:rsid="000cca09" officeooo:paragraph-rsid="000cca09"/>
    </style:style>
    <style:style style:name="P16" style:family="paragraph" style:parent-style-name="Standard">
      <style:paragraph-properties fo:margin-left="1.251cm" fo:margin-right="0cm" fo:text-indent="0cm" style:auto-text-indent="false"/>
      <style:text-properties officeooo:paragraph-rsid="0009d38c"/>
    </style:style>
    <style:style style:name="P17" style:family="paragraph" style:parent-style-name="Standard">
      <style:paragraph-properties fo:margin-left="1.251cm" fo:margin-right="0cm" fo:text-indent="0cm" style:auto-text-indent="false"/>
      <style:text-properties fo:font-weight="normal" officeooo:paragraph-rsid="0009d38c" style:font-weight-asian="normal" style:font-weight-complex="normal"/>
    </style:style>
    <style:style style:name="P18" style:family="paragraph" style:parent-style-name="Standard">
      <style:paragraph-properties fo:margin-left="3.752cm" fo:margin-right="0cm" fo:text-indent="0cm" style:auto-text-indent="false"/>
      <style:text-properties officeooo:paragraph-rsid="001477ab"/>
    </style:style>
    <style:style style:name="P19" style:family="paragraph" style:parent-style-name="Standard">
      <style:paragraph-properties fo:margin-left="5.002cm" fo:margin-right="0cm" fo:text-indent="0cm" style:auto-text-indent="false"/>
      <style:text-properties officeooo:paragraph-rsid="001477ab"/>
    </style:style>
    <style:style style:name="P20" style:family="paragraph" style:parent-style-name="Standard" style:list-style-name="L1">
      <style:text-properties fo:font-weight="normal" officeooo:rsid="001477ab" officeooo:paragraph-rsid="001477ab" style:font-weight-asian="normal" style:font-weight-complex="normal"/>
    </style:style>
    <style:style style:name="P21" style:family="paragraph" style:parent-style-name="Standard" style:list-style-name="L5">
      <style:text-properties fo:font-weight="normal" officeooo:rsid="001477ab" officeooo:paragraph-rsid="001477ab" style:font-weight-asian="normal" style:font-weight-complex="normal"/>
    </style:style>
    <style:style style:name="P22" style:family="paragraph" style:parent-style-name="Standard" style:list-style-name="L2">
      <style:text-properties fo:font-weight="normal" officeooo:rsid="0014df18" officeooo:paragraph-rsid="0014df18" style:font-weight-asian="normal" style:font-weight-complex="normal"/>
    </style:style>
    <style:style style:name="P23" style:family="paragraph" style:parent-style-name="Standard" style:list-style-name="L6">
      <style:text-properties fo:font-weight="normal" officeooo:rsid="0014df18" officeooo:paragraph-rsid="0014df18" style:font-weight-asian="normal" style:font-weight-complex="normal"/>
    </style:style>
    <style:style style:name="P24" style:family="paragraph" style:parent-style-name="Standard" style:list-style-name="L7">
      <style:text-properties fo:font-weight="normal" officeooo:rsid="0014df18" officeooo:paragraph-rsid="0014df18" style:font-weight-asian="normal" style:font-weight-complex="normal"/>
    </style:style>
    <style:style style:name="P25" style:family="paragraph" style:parent-style-name="Standard" style:list-style-name="L7">
      <style:text-properties fo:font-weight="normal" officeooo:rsid="0011f8b8" officeooo:paragraph-rsid="0011f8b8" style:font-weight-asian="normal" style:font-weight-complex="normal"/>
    </style:style>
    <style:style style:name="P26" style:family="paragraph" style:parent-style-name="Standard" style:list-style-name="L4">
      <style:text-properties fo:font-weight="normal" officeooo:rsid="001a624c" officeooo:paragraph-rsid="001a624c" style:font-weight-asian="normal" style:font-weight-complex="normal"/>
    </style:style>
    <style:style style:name="P27" style:family="paragraph" style:parent-style-name="Standard" style:list-style-name="L6">
      <style:text-properties fo:font-weight="bold" officeooo:rsid="00108266" officeooo:paragraph-rsid="00108266" style:font-weight-asian="bold" style:font-weight-complex="bold"/>
    </style:style>
    <style:style style:name="P28" style:family="paragraph" style:parent-style-name="Standard" style:list-style-name="L7">
      <style:text-properties fo:font-weight="bold" officeooo:rsid="0014df18" officeooo:paragraph-rsid="0014df18" style:font-weight-asian="bold" style:font-weight-complex="bold"/>
    </style:style>
    <style:style style:name="P29" style:family="paragraph" style:parent-style-name="Standard">
      <style:text-properties fo:font-weight="bold" officeooo:paragraph-rsid="0009d38c" style:font-weight-asian="bold" style:font-weight-complex="bold"/>
    </style:style>
    <style:style style:name="P30" style:family="paragraph" style:parent-style-name="Standard" style:list-style-name="L4">
      <style:text-properties officeooo:paragraph-rsid="001477ab"/>
    </style:style>
    <style:style style:name="P31" style:family="paragraph" style:parent-style-name="Standard">
      <style:text-properties officeooo:paragraph-rsid="001a624c"/>
    </style:style>
    <style:style style:name="P32" style:family="paragraph" style:parent-style-name="Standard">
      <style:paragraph-properties fo:margin-left="1.251cm" fo:margin-right="0cm" fo:text-indent="0cm" style:auto-text-indent="false"/>
      <style:text-properties officeooo:paragraph-rsid="0009d38c"/>
    </style:style>
    <style:style style:name="P33" style:family="paragraph" style:parent-style-name="Table_20_Contents" style:list-style-name="L8">
      <style:text-properties officeooo:paragraph-rsid="0009d38c"/>
    </style:style>
    <style:style style:name="P34" style:family="paragraph" style:parent-style-name="Table_20_Contents" style:list-style-name="L8">
      <style:text-properties fo:font-weight="bold" officeooo:rsid="0009d38c" officeooo:paragraph-rsid="0009d38c" style:font-weight-asian="bold" style:font-weight-complex="bold"/>
    </style:style>
    <style:style style:name="P35" style:family="paragraph" style:parent-style-name="Table_20_Contents" style:list-style-name="L9">
      <style:paragraph-properties fo:text-align="start" style:justify-single-word="false"/>
      <style:text-properties officeooo:rsid="0009d38c" officeooo:paragraph-rsid="0009d38c"/>
    </style:style>
    <style:style style:name="P36" style:family="paragraph" style:parent-style-name="Table_20_Contents" style:list-style-name="L10">
      <style:paragraph-properties fo:text-align="start" style:justify-single-word="false"/>
      <style:text-properties officeooo:rsid="0009d38c" officeooo:paragraph-rsid="0009d38c"/>
    </style:style>
    <style:style style:name="P37" style:family="paragraph" style:parent-style-name="Table_20_Contents" style:list-style-name="L9">
      <style:paragraph-properties fo:text-align="start" style:justify-single-word="false"/>
      <style:text-properties officeooo:rsid="001655ab" officeooo:paragraph-rsid="001655ab"/>
    </style:style>
    <style:style style:name="P38" style:family="paragraph" style:parent-style-name="Table_20_Contents" style:list-style-name="L9">
      <style:paragraph-properties fo:text-align="start" style:justify-single-word="false"/>
      <style:text-properties officeooo:rsid="001655ab" officeooo:paragraph-rsid="001b9223"/>
    </style:style>
    <style:style style:name="P39" style:family="paragraph" style:parent-style-name="Table_20_Contents" style:list-style-name="L8">
      <style:text-properties officeooo:rsid="001a624c" officeooo:paragraph-rsid="001a624c"/>
    </style:style>
    <style:style style:name="P40" style:family="paragraph" style:parent-style-name="Table_20_Contents">
      <style:paragraph-properties fo:text-align="start" style:justify-single-word="false"/>
      <style:text-properties officeooo:paragraph-rsid="0009d38c"/>
    </style:style>
    <style:style style:name="P41" style:family="paragraph" style:parent-style-name="Table_20_Contents">
      <style:paragraph-properties fo:text-align="start" style:justify-single-word="false"/>
      <style:text-properties officeooo:paragraph-rsid="001a624c"/>
    </style:style>
    <style:style style:name="P42" style:family="paragraph" style:parent-style-name="Table_20_Contents">
      <style:paragraph-properties fo:text-align="start" style:justify-single-word="false"/>
      <style:text-properties fo:font-weight="normal" officeooo:paragraph-rsid="0009d38c" style:font-weight-asian="normal" style:font-weight-complex="normal"/>
    </style:style>
    <style:style style:name="T1" style:family="text">
      <style:text-properties officeooo:rsid="0009d38c"/>
    </style:style>
    <style:style style:name="T2" style:family="text">
      <style:text-properties fo:font-weight="normal" style:font-weight-asian="normal" style:font-weight-complex="normal"/>
    </style:style>
    <style:style style:name="T3" style:family="text">
      <style:text-properties fo:font-weight="normal" officeooo:rsid="001655ab" style:font-weight-asian="normal" style:font-weight-complex="normal"/>
    </style:style>
    <style:style style:name="T4" style:family="text">
      <style:text-properties fo:font-weight="normal" officeooo:rsid="001477ab" style:font-weight-asian="normal" style:font-weight-complex="normal"/>
    </style:style>
    <style:style style:name="T5" style:family="text">
      <style:text-properties fo:font-weight="normal" officeooo:rsid="001a624c"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101df2" style:font-weight-asian="bold" style:font-weight-complex="bold"/>
    </style:style>
    <style:style style:name="T8" style:family="text">
      <style:text-properties fo:font-weight="bold" officeooo:rsid="0014df18" style:font-weight-asian="bold" style:font-weight-complex="bold"/>
    </style:style>
    <style:style style:name="T9" style:family="text">
      <style:text-properties fo:font-weight="bold" officeooo:rsid="001655ab" style:font-weight-asian="bold" style:font-weight-complex="bold"/>
    </style:style>
    <style:style style:name="T10" style:family="text">
      <style:text-properties fo:font-weight="bold" officeooo:rsid="001a624c" style:font-weight-asian="bold" style:font-weight-complex="bold"/>
    </style:style>
    <style:style style:name="T11" style:family="text">
      <style:text-properties fo:font-weight="bold" officeooo:rsid="001477ab" style:font-weight-asian="bold" style:font-weight-complex="bold"/>
    </style:style>
    <style:style style:name="T12" style:family="text">
      <style:text-properties fo:font-weight="bold" officeooo:rsid="0009d38c" style:font-weight-asian="bold" style:font-weight-complex="bold"/>
    </style:style>
    <style:style style:name="T13" style:family="text">
      <style:text-properties officeooo:rsid="00108266"/>
    </style:style>
    <style:style style:name="T14" style:family="text">
      <style:text-properties officeooo:rsid="001477ab"/>
    </style:style>
    <style:style style:name="T15" style:family="text">
      <style:text-properties officeooo:rsid="00101df2"/>
    </style:style>
    <style:style style:name="T16" style:family="text">
      <style:text-properties officeooo:rsid="0014df18"/>
    </style:style>
    <style:style style:name="T17" style:family="text">
      <style:text-properties officeooo:rsid="001655ab"/>
    </style:style>
    <style:style style:name="T18" style:family="text">
      <style:text-properties officeooo:rsid="001a624c"/>
    </style:style>
    <style:style style:name="T19" style:family="text">
      <style:text-properties officeooo:rsid="001b922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table-cell table:style-name="Tabla1.A1" office:value-type="string">
            <text:p text:style-name="P1">Estructuras de Control:</text:p>
          </table:table-cell>
          <table:table-cell table:style-name="Tabla1.A1" office:value-type="string">
            <text:p text:style-name="P7">Formas de control de datos</text:p>
          </table:table-cell>
          <table:table-cell table:style-name="Tabla1.A1" office:value-type="string">
            <text:p text:style-name="P9">Estructuras de datos</text:p>
          </table:table-cell>
        </table:table-row>
        <table:table-row>
          <table:table-cell table:style-name="Tabla1.A1" office:value-type="string">
            <text:p text:style-name="P2"><text:s/>- Secuencias de instrucción</text:p>
            <text:p text:style-name="P2"><text:s/>- Operadores: </text:p>
            <text:p text:style-name="P2"><text:tab/>- Unitarios ( ! - +)</text:p>
            <text:p text:style-name="P2"><text:tab/>- Binarios ( + * / &lt; &gt; &lt;= <text:s/>= <text:s/>== <text:s/>% ....)</text:p>
            <text:p text:style-name="P2"><text:tab/>- Ternario ( ? : )</text:p>
            <text:p text:style-name="P2"><text:s/>- Condicionales (if, switch, ? : )</text:p>
            <text:p text:style-name="P2"><text:s/>- Saltos de línea </text:p>
            <text:p text:style-name="P2"><text:tab/><text:tab/><text:span text:style-name="T2">- (GOTO, <text:s/>en desuso)</text:span></text:p>
            <text:p text:style-name="P1"><text:tab/><text:tab/>- Saltos hacia atrás: </text:p>
            <text:p text:style-name="P1"><text:tab/><text:tab/><text:tab/>- Bucles: for, <text:span text:style-name="T6">while</text:span>, do-while,</text:p>
            <text:p text:style-name="P1"><text:tab/><text:tab/><text:tab/>- Saltos en el bucle: continue</text:p>
            <text:p text:style-name="P1"><text:tab/><text:tab/>- Saltos hacia adelante: <text:s/></text:p>
            <text:p text:style-name="P1"><text:tab/><text:tab/><text:tab/>- break, </text:p>
            <text:p text:style-name="P18">- Control de excepciones:</text:p>
            <text:p text:style-name="P19">try - catch - finally.</text:p>
            <text:p text:style-name="P2">- Función:</text:p>
            <text:p text:style-name="P16">- <text:span text:style-name="T14">No importa el tipo: TODAS pueden recibir valores (parámetros o argumentos) </text:span><text:span text:style-name="T16">separados por comas. Si no, </text:span><text:span text:style-name="T18">que no reciben parámetros (</text:span><text:span text:style-name="T16">reciben </text:span><text:span text:style-name="T8">void</text:span><text:span text:style-name="T10">)</text:span><text:span text:style-name="T8">.</text:span></text:p>
            <text:p text:style-name="P17">- <text:span text:style-name="T16">No importa el tipo: TODAS pueden devolver un valor (</text:span><text:span text:style-name="T8">return</text:span><text:span text:style-name="T16">). Si no devuelve un valor, se les suele llamar procedimientos (</text:span><text:span text:style-name="T8">void</text:span><text:span text:style-name="T16">).</text:span></text:p>
            <text:p text:style-name="P17"><text:s/><text:span text:style-name="T17">Se pueden anidar invocaciones a placer, es decir, una función puede llamar aun método que puede llamar a una funciana estática, etc...</text:span></text:p>
            <text:p text:style-name="P1"><text:tab/><text:span text:style-name="T6">- Funciones estáticas </text:span><text:span text:style-name="T7">(métodos estáticos):</text:span></text:p>
            <text:list xml:id="list832574622" text:style-name="L1">
              <text:list-item>
                <text:list>
                  <text:list-item>
                    <text:list>
                      <text:list-item>
                        <text:p text:style-name="P20"><text:span text:style-name="T15">S</text:span>on funciones independientes, no depende de ningún objeto ni propiedad externa (como mucho variables estáticas). En el fondo son funciones globales, muy generales, como una función matemática, una de parseo, un Log…. Podrían estar en cualquier <text:span text:style-name="T17">parte. NO PUEDEN acceder a variables miembro.</text:span></text:p>
                      </text:list-item>
                    </text:list>
                  </text:list-item>
                </text:list>
              </text:list-item>
            </text:list>
            <text:p text:style-name="P16">- <text:span text:style-name="T6">Métodos </text:span><text:span text:style-name="T7">(</text:span><text:span text:style-name="T9">funciones miembro </text:span><text:span text:style-name="T7">de clase/estructura):</text:span></text:p>
            <text:list xml:id="list1386328360" text:style-name="L2">
              <text:list-item>
                <text:list>
                  <text:list-item>
                    <text:list>
                      <text:list-item>
                        <text:p text:style-name="P22"><text:span text:style-name="T15">E</text:span>s como una acción/mensaje de una instancia, por lo que puede acceder a sus valores. <text:span text:style-name="T17">Internamente se pueden acceder a todas las variebles miembro y a otros métodos (sean </text:span><text:span text:style-name="T9">private</text:span><text:span text:style-name="T17"> o </text:span><text:span text:style-name="T9">public</text:span><text:span text:style-name="T17">,) externamente sólo a las </text:span><text:span text:style-name="T9">public</text:span><text:span text:style-name="T17">.</text:span></text:p>
                      </text:list-item>
                    </text:list>
                  </text:list-item>
                </text:list>
              </text:list-item>
            </text:list>
            <text:p text:style-name="P1">- <text:span text:style-name="T6">Constructores…</text:span></text:p>
            <text:p text:style-name="P8"><text:span text:style-name="T3">Funciones que configuran o inicializan las variable miembro de un objeto/instancia. Estos no reservan memoria. Quién reserva memoria es </text:span><text:span text:style-name="T9">new</text:span><text:span text:style-name="T3">. Se suelen usar junto.</text:span></text:p>
          </table:table-cell>
          <table:table-cell table:style-name="Tabla1.A1" office:value-type="string">
            <text:p text:style-name="P31"><text:span text:style-name="T11">Variables globales: </text:span><text:span text:style-name="T4">SÓLO hay UN</text:span><text:span text:style-name="T5">A</text:span><text:span text:style-name="T4"> por APLICACION</text:span></text:p>
            <text:p text:style-name="P31"><text:span text:style-name="T10">V</text:span><text:span text:style-name="T11">ariables estáticas,</text:span><text:span text:style-name="T4"> es decir, que SÓLO hay UN</text:span><text:span text:style-name="T5">A</text:span><text:span text:style-name="T4"> por APLICACION </text:span><text:span text:style-name="T5">(parecidas a las globales)</text:span></text:p>
            <text:p text:style-name="P3">Variables locales:</text:p>
            <text:list xml:id="list638009581" text:style-name="L4">
              <text:list-item>
                <text:p text:style-name="P26"><text:span text:style-name="T14">C</text:span>on <text:span text:style-name="T6">var</text:span>: Locales a la función</text:p>
              </text:list-item>
              <text:list-item>
                <text:p text:style-name="P30"><text:span text:style-name="T5">Con </text:span><text:span text:style-name="T10">let: </text:span><text:span text:style-name="T4">Existen S</text:span><text:span text:style-name="T5">Ó</text:span><text:span text:style-name="T4">LO dentro de un bloque (un if, un for, una función...)</text:span></text:p>
              </text:list-item>
            </text:list>
            <text:p text:style-name="P3">Variables miembro:</text:p>
            <text:list xml:id="list1918275383" text:style-name="L5">
              <text:list-item>
                <text:p text:style-name="P21">Existen una por cada instancia de una estructura ó por cada instancia de una clase (objetos).</text:p>
              </text:list-item>
            </text:list>
            <text:p text:style-name="P2"/>
            <text:p text:style-name="P2"/>
            <text:p text:style-name="P2"/>
            <text:p text:style-name="P3">Como parámetros:</text:p>
            <text:p text:style-name="P2">- <text:span text:style-name="T13">Paso por valor:</text:span></text:p>
            <text:list xml:id="list1164926965" text:style-name="L6">
              <text:list-item>
                <text:p text:style-name="P27">Tipos primitivos, strings, structs.</text:p>
              </text:list-item>
              <text:list-item>
                <text:p text:style-name="P23">Se hace una copia en memoria (como un clon) y se pasa como argumento ese clon, ese valor. </text:p>
              </text:list-item>
            </text:list>
            <text:p text:style-name="P2">- <text:span text:style-name="T13">Paso por referencia:</text:span></text:p>
            <text:list xml:id="list1138030536" text:style-name="L7">
              <text:list-item>
                <text:p text:style-name="P25">Arrays, clases (objetos), <text:span text:style-name="T16">colecciones por defecto se pasan como referencia</text:span></text:p>
              </text:list-item>
              <text:list-item>
                <text:p text:style-name="P24">Se pasa la dirección de memoria al mismo objeto, osea, el mismo objeto/instancia/variable, es decir, una referencia a la misma variable.</text:p>
              </text:list-item>
              <text:list-item>
                <text:p text:style-name="P28"><text:span text:style-name="T2">Si queremos pasar por referencia un tipo primitivo o struct, hay que usar la palabra clave</text:span> ref ó out.</text:p>
              </text:list-item>
            </text:list>
            <text:p text:style-name="P6"/>
          </table:table-cell>
          <table:table-cell table:style-name="Tabla1.A1" office:value-type="string">
            <text:p text:style-name="P11">- <text:span text:style-name="T1">Tipos primitivos:</text:span></text:p>
            <text:list xml:id="list911978490" text:style-name="L8">
              <text:list-item>
                <text:p text:style-name="P34">1byte: boolean, </text:p>
              </text:list-item>
              <text:list-item>
                <text:p text:style-name="P33"><text:span text:style-name="T12">8 bytes: </text:span><text:span text:style-name="T10">Number</text:span></text:p>
              </text:list-item>
              <text:list-item>
                <text:p text:style-name="P39"><text:span text:style-name="T6">null</text:span></text:p>
              </text:list-item>
              <text:list-item>
                <text:p text:style-name="P39"><text:span text:style-name="T6">undefined</text:span></text:p>
              </text:list-item>
              <text:list-item>
                <text:p text:style-name="P39"><text:span text:style-name="T6"/></text:p>
              </text:list-item>
            </text:list>
            <text:p text:style-name="P12">- String: <text:span text:style-name="T2">nativo / objeto tiene métodos pero se comporta como un primitivo</text:span></text:p>
            <text:p text:style-name="P42">- <text:span text:style-name="T12">Arrays</text:span></text:p>
            <text:p text:style-name="P10">- <text:span text:style-name="T18">Objects</text:span><text:span text:style-name="T1">:</text:span></text:p>
            <text:p text:style-name="P10"><text:s text:c="6"/><text:span text:style-name="T18">Existentes: Date, String, DOMElement…</text:span></text:p>
            <text:p text:style-name="P41"><text:s text:c="6"/><text:span text:style-name="T18">Propios: { “propiedad”: “valor”, }</text:span></text:p>
            <text:p text:style-name="P10">- <text:span text:style-name="T1">Clases:</text:span></text:p>
            <text:list xml:id="list1883168483" text:style-name="L9">
              <text:list-item>
                <text:p text:style-name="P35">Propias:</text:p>
                <text:list>
                  <text:list-item>
                    <text:p text:style-name="P37">Clases normales</text:p>
                  </text:list-item>
                </text:list>
              </text:list-item>
              <text:list-item>
                <text:p text:style-name="P37">Ya creadas: </text:p>
                <text:list>
                  <text:list-item>
                    <text:p text:style-name="P38"><text:span text:style-name="T18">Date</text:span></text:p>
                  </text:list-item>
                </text:list>
              </text:list-item>
              <text:list-item>
                <text:p text:style-name="P35">Colecciones: <text:span text:style-name="T19">Array, Maps</text:span></text:p>
              </text:list-item>
            </text:list>
            <text:p text:style-name="P10">- <text:span text:style-name="T1">Programación Orientada a Objetos:</text:span></text:p>
            <text:list xml:id="list495890967" text:style-name="L10">
              <text:list-item>
                <text:p text:style-name="P36">Encapsulación (<text:span text:style-name="T6">private, public, protected</text:span>…)</text:p>
              </text:list-item>
              <text:list-item>
                <text:p text:style-name="P36">Herencia</text:p>
              </text:list-item>
              <text:list-item>
                <text:p text:style-name="P36">Polimorfismo</text:p>
              </text:list-item>
            </text:list>
          </table:table-cell>
        </table:table-row>
        <table:table-row>
          <table:table-cell table:style-name="Tabla1.A1" office:value-type="string">
            <text:p text:style-name="P4"/>
            <text:p text:style-name="P4">Digrama de flujo</text:p>
            <text:p text:style-name="P4"/>
            <text:p text:style-name="P5"/>
          </table:table-cell>
          <table:table-cell table:style-name="Tabla1.A1" office:value-type="string">
            <text:p text:style-name="P4"/>
          </table:table-cell>
          <table:table-cell table:style-name="Tabla1.A1" office:value-type="string">
            <text:p text:style-name="Table_20_Contents"/>
            <text:p text:style-name="P13">Diagrama de clases</text:p>
            <text:p text:style-name="P14">Diagrama de datos / bb.dd.</text:p>
            <text:p text:style-name="P15"/>
          </table:table-cell>
        </table:table-row>
      </table:table>
      <text:p text:style-name="Standard"><text:soft-page-break/></text:p>
      <text:p text:style-name="Standard"/>
      <text:p text:style-name="Standard"/>
      <text:p text:style-name="Standard"><text:tab/></text:p>
      <text:p text:style-name="Standard"><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21T15:47:26.886000000</meta:creation-date>
    <dc:date>2020-08-10T08:46:48.408000000</dc:date>
    <meta:editing-duration>PT5H11M22S</meta:editing-duration>
    <meta:editing-cycles>7</meta:editing-cycles>
    <meta:generator>LibreOffice/6.4.3.2$Windows_X86_64 LibreOffice_project/747b5d0ebf89f41c860ec2a39efd7cb15b54f2d8</meta:generator>
    <meta:document-statistic meta:table-count="1" meta:image-count="0" meta:object-count="0" meta:page-count="2" meta:paragraph-count="69" meta:word-count="508" meta:character-count="3000" meta:non-whitespace-character-count="2530"/>
  </office:meta>
</office:document-meta>
</file>